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6cm" draw:marker-end-width="0.3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c0c0c0" draw:opacity="50%" draw:textarea-horizontal-align="justify" draw:textarea-vertical-align="middle" draw:auto-grow-height="false" fo:min-height="0.305cm" fo:min-width="0.119cm" draw:shadow-opacity="50%"/>
    </style:style>
    <style:style style:name="gr3" style:family="graphic" style:parent-style-name="measure" style:list-style-name="L1">
      <style:graphic-properties svg:stroke-width="0.01cm" draw:marker-start-width="0.215cm" draw:marker-end-width="0.215cm" draw:textarea-vertical-align="middle" draw:line-distance="0.672cm" draw:placing="above"/>
    </style:style>
    <style:style style:name="gr4" style:family="graphic" style:parent-style-name="objectwithoutfill">
      <style:graphic-properties draw:stroke="solid" draw:stroke-dash="Ultrafine_20_Dashed" svg:stroke-width="0.1cm" svg:stroke-color="#0047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80" draw:fill="solid" draw:fill-color="#ffff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Fine_20_Dott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draw:stroke-dash="Ultra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svg:stroke-color="#000000" draw:fill="solid" draw:fill-color="#c0c0c0" draw:opacity="50%" draw:textarea-horizontal-align="justify" draw:textarea-vertical-align="middle" draw:auto-grow-height="false" fo:min-height="0.31cm" fo:min-width="0.155cm" draw:shadow-opacity="50%"/>
    </style:style>
    <style:style style:name="gr10" style:family="graphic" style:parent-style-name="standard">
      <style:graphic-properties svg:stroke-color="#000000" draw:fill="solid" draw:fill-color="#c0c0c0" draw:opacity="50%" draw:textarea-horizontal-align="justify" draw:textarea-vertical-align="middle" draw:auto-grow-height="false" fo:min-height="0.324cm" fo:min-width="0.108cm" draw:shadow-opacity="50%"/>
    </style:style>
    <style:style style:name="gr11" style:family="graphic" style:parent-style-name="standard">
      <style:graphic-properties svg:stroke-color="#000000" draw:fill="solid" draw:fill-color="#c0c0c0" draw:opacity="50%" draw:textarea-horizontal-align="justify" draw:textarea-vertical-align="middle" draw:auto-grow-height="false" fo:min-height="0.378cm" fo:min-width="0.199cm" draw:shadow-opacity="50%"/>
    </style:style>
    <style:style style:name="gr12" style:family="graphic" style:parent-style-name="standard">
      <style:graphic-properties svg:stroke-color="#000000" draw:fill="solid" draw:fill-color="#c0c0c0" draw:opacity="50%" draw:textarea-horizontal-align="justify" draw:textarea-vertical-align="middle" draw:auto-grow-height="false" fo:min-height="0.429cm" fo:min-width="0.216cm" draw:shadow-opacity="50%"/>
    </style:style>
    <style:style style:name="gr13" style:family="graphic" style:parent-style-name="objectwithoutfill">
      <style:graphic-properties draw:stroke="solid" draw:stroke-dash="Ultra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0.369cm"/>
    </style:style>
    <style:style style:name="gr15" style:family="graphic" style:parent-style-name="standard">
      <style:graphic-properties draw:stroke="none" draw:fill="none" fo:min-height="0.421cm"/>
    </style:style>
    <style:style style:name="gr16" style:family="graphic" style:parent-style-name="standard">
      <style:graphic-properties draw:stroke="none" draw:fill="none" fo:min-height="0.396cm"/>
    </style:style>
    <style:style style:name="gr17" style:family="graphic" style:parent-style-name="standard">
      <style:graphic-properties draw:stroke="none" draw:fill="none" draw:textarea-vertical-align="middle" fo:min-height="0.525cm"/>
    </style:style>
    <style:style style:name="gr18" style:family="graphic" style:parent-style-name="standard">
      <style:graphic-properties draw:textarea-vertical-align="middle" draw:auto-grow-height="false" fo:min-height="0.081cm" fo:min-width="0cm"/>
    </style:style>
    <style:style style:name="gr19" style:family="graphic" style:parent-style-name="standard">
      <style:graphic-properties draw:stroke="dash" draw:stroke-dash="Fine_20_Dashed" svg:stroke-color="#808080" draw:fill="none" draw:fill-color="#cfe7e5" draw:textarea-horizontal-align="justify" draw:textarea-vertical-align="middle" draw:auto-grow-height="false" fo:min-height="0.265cm" fo:min-width="0.882cm"/>
    </style:style>
    <style:style style:name="gr20" style:family="graphic" style:parent-style-name="standard">
      <style:graphic-properties draw:stroke="none" draw:fill="none" fo:min-height="0.405cm"/>
    </style:style>
    <style:style style:name="gr21" style:family="graphic" style:parent-style-name="standard">
      <style:graphic-properties draw:stroke="dash" draw:stroke-dash="Fine_20_Dashed" svg:stroke-color="#808080" draw:fill="none" draw:fill-color="#cfe7e5" draw:textarea-horizontal-align="justify" draw:textarea-vertical-align="middle" draw:auto-grow-height="false" fo:min-height="0.265cm" fo:min-width="0.842cm"/>
    </style:style>
    <style:style style:name="gr22" style:family="graphic" style:parent-style-name="standard">
      <style:graphic-properties draw:stroke="none" draw:fill="none" fo:min-height="0.395cm"/>
    </style:style>
    <style:style style:name="gr23" style:family="graphic" style:parent-style-name="standard">
      <style:graphic-properties svg:stroke-width="0.03cm" svg:stroke-color="#808080" draw:marker-start-width="0.3cm" draw:marker-end-width="0.3cm" draw:fill="none" draw:textarea-vertical-align="middle" draw:auto-grow-height="false" fo:min-height="12.529cm" fo:min-width="0cm" fo:padding-top="0.14cm" fo:padding-bottom="0.14cm" fo:padding-left="0.265cm" fo:padding-right="0.265cm"/>
    </style:style>
    <style:style style:name="gr24" style:family="graphic" style:parent-style-name="standard">
      <style:graphic-properties svg:stroke-width="0.03cm" svg:stroke-color="#000000" draw:marker-start-width="0.3cm" draw:marker-end-width="0.3cm" draw:fill="none" draw:textarea-vertical-align="middle" draw:auto-grow-height="false" fo:min-height="2.388cm" fo:min-width="0cm" fo:padding-top="0.14cm" fo:padding-bottom="0.14cm" fo:padding-left="0.265cm" fo:padding-right="0.265cm"/>
    </style:style>
    <style:style style:name="gr25" style:family="graphic" style:parent-style-name="standard">
      <style:graphic-properties svg:stroke-width="0.03cm" svg:stroke-color="#000000" draw:marker-start-width="0.3cm" draw:marker-end-width="0.3cm" draw:fill="none" draw:textarea-vertical-align="middle" draw:auto-grow-height="false" fo:min-height="2.592cm" fo:min-width="0cm" fo:padding-top="0.14cm" fo:padding-bottom="0.14cm" fo:padding-left="0.265cm" fo:padding-right="0.265cm"/>
    </style:style>
    <style:style style:name="gr26" style:family="graphic" style:parent-style-name="standard">
      <style:graphic-properties svg:stroke-width="0.03cm" svg:stroke-color="#000000" draw:marker-start-width="0.3cm" draw:marker-end-width="0.3cm" draw:fill="none" draw:textarea-vertical-align="middle" draw:auto-grow-height="false" fo:min-height="2.536cm" fo:min-width="0cm" fo:padding-top="0.14cm" fo:padding-bottom="0.14cm" fo:padding-left="0.265cm" fo:padding-right="0.265cm"/>
    </style:style>
    <style:style style:name="gr27" style:family="graphic" style:parent-style-name="standard">
      <style:graphic-properties svg:stroke-width="0.03cm" svg:stroke-color="#000000" draw:marker-start-width="0.3cm" draw:marker-end-width="0.3cm" draw:fill="none" draw:textarea-vertical-align="middle" draw:auto-grow-height="false" fo:min-height="2.341cm" fo:min-width="0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0c0c0" draw:opacity="50%"/>
      <style:paragraph-properties fo:text-align="center"/>
      <style:text-properties fo:font-size="9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none"/>
      <style:text-properties fo:font-size="9pt" fo:font-style="normal" fo:font-weight="normal" style:font-size-asian="14pt" style:font-size-complex="14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c0c0c0" draw:opacity="50%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solid" draw:fill-color="#c0c0c0" draw:opacity="50%"/>
      <style:paragraph-properties fo:text-align="center"/>
      <style:text-properties style:text-position="0% 100%" fo:font-size="12pt" style:font-size-asian="14pt" style:font-size-complex="14pt"/>
    </style:style>
    <style:style style:name="P10" style:family="paragraph">
      <loext:graphic-properties draw:fill="none"/>
      <style:text-properties fo:font-size="10pt" style:font-size-asian="14pt" style:font-size-complex="14pt"/>
    </style:style>
    <style:style style:name="P11" style:family="paragraph">
      <loext:graphic-properties draw:fill="none" draw:fill-color="#cfe7e5"/>
      <style:paragraph-properties fo:text-align="center"/>
    </style:style>
    <style:style style:name="T1" style:family="text">
      <style:text-properties style:text-position="0% 100%" fo:font-size="9pt" style:font-size-asian="14pt" style:font-size-complex="14pt"/>
    </style:style>
    <style:style style:name="T2" style:family="text">
      <style:text-properties style:text-position="super 58%" fo:font-size="9pt" style:font-size-asian="14pt" style:font-size-complex="14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Liberation Sans1" fo:font-size="9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Liberation Sans" fo:font-size="9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fo:font-size="9pt" fo:font-style="normal" fo:font-weight="normal" style:font-size-asian="14pt" style:font-size-complex="14pt"/>
    </style:style>
    <style:style style:name="T7" style:family="text">
      <style:text-properties style:text-position="super 58%" fo:font-size="9pt" fo:font-style="normal" fo:font-weight="normal" style:font-size-asian="14pt" style:font-size-complex="14pt"/>
    </style:style>
    <style:style style:name="T8" style:family="text">
      <style:text-properties style:text-position="0% 100%" fo:font-size="10pt" style:font-size-asian="14pt" style:font-size-complex="14pt"/>
    </style:style>
    <style:style style:name="T9" style:family="text">
      <style:text-properties style:text-position="0% 100%"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>
            <draw:g>
              <draw:g>
                <draw:line draw:style-name="gr1" draw:text-style-name="P1" draw:layer="layout" svg:x1="10.453cm" svg:y1="9.022cm" svg:x2="14.963cm" svg:y2="9.04cm">
                  <text:p/>
                </draw:line>
                <draw:custom-shape draw:style-name="gr2" draw:text-style-name="P3" draw:layer="layout" svg:width="0.875cm" svg:height="0.785cm" svg:x="5.646cm" svg:y="8.631cm">
                  <text:p text:style-name="P2"><text:span text:style-name="T1">u</text:span><text:span text:style-name="T2">(0)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measure draw:style-name="gr3" draw:text-style-name="P4" draw:layer="measurelines" svg:x1="9.962cm" svg:y1="9.314cm" svg:x2="7.988cm" svg:y2="9.292cm">
                  <text:p text:style-name="P4"><text:span text:style-name="T3">h</text:span><text:span text:style-name="T3"><text:measure text:kind="gap"/></text:span></text:p>
                </draw:measure>
                <draw:path draw:style-name="gr4" draw:text-style-name="P1" draw:layer="layout" svg:width="3.955cm" svg:height="1.039cm" draw:transform="rotate (-0.0912807198793042) translate (6.14582992009529cm 5.92600473028264cm)" svg:viewBox="0 0 3956 1040" svg:d="M0 1040c1938-2137 2526-318 3956-319">
                  <text:p/>
                </draw:path>
                <draw:custom-shape draw:style-name="gr5" draw:text-style-name="P5" draw:layer="layout" svg:width="0.324cm" svg:height="0.342cm" svg:x="5.841cm" svg:y="6.891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5" draw:layer="layout" svg:width="0.324cm" svg:height="0.342cm" svg:x="7.837cm" svg:y="5.80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5" draw:layer="layout" svg:width="0.324cm" svg:height="0.342cm" svg:x="9.875cm" svg:y="6.84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path draw:style-name="gr6" draw:text-style-name="P1" draw:layer="layout" svg:width="5.687cm" svg:height="2.023cm" draw:transform="rotate (0.25254914276358) translate (9.75694738160022cm 5.46638583125497cm)" svg:viewBox="0 0 5688 2024" svg:d="M0 1717c1508 1620 2277-3846 5688-748">
                  <text:p/>
                </draw:path>
                <draw:path draw:style-name="gr7" draw:text-style-name="P1" draw:layer="layout" svg:width="2.057cm" svg:height="1.12cm" draw:transform="rotate (0.491833783212002) translate (15.7158957035004cm 5.03287949481261cm)" svg:viewBox="0 0 2058 1121" svg:d="M0 144c511 2489 1026-630 2058-77">
                  <text:p/>
                </draw:path>
                <draw:custom-shape draw:style-name="gr5" draw:text-style-name="P5" draw:layer="layout" svg:width="0.324cm" svg:height="0.342cm" svg:x="15.509cm" svg:y="4.85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5" draw:layer="layout" svg:width="0.324cm" svg:height="0.342cm" svg:x="17.504cm" svg:y="3.83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8" draw:text-style-name="P1" draw:layer="layout" svg:x1="6.007cm" svg:y1="7.287cm" svg:x2="6.007cm" svg:y2="8.566cm">
                  <text:p/>
                </draw:line>
                <draw:line draw:style-name="gr8" draw:text-style-name="P1" draw:layer="layout" svg:x1="8.024cm" svg:y1="6.181cm" svg:x2="8.024cm" svg:y2="8.588cm">
                  <text:p/>
                </draw:line>
                <draw:line draw:style-name="gr8" draw:text-style-name="P1" draw:layer="layout" svg:x1="9.998cm" svg:y1="7.178cm" svg:x2="9.998cm" svg:y2="8.545cm">
                  <text:p/>
                </draw:line>
                <draw:line draw:style-name="gr8" draw:text-style-name="P1" draw:layer="layout" svg:x1="15.697cm" svg:y1="5.182cm" svg:x2="15.697cm" svg:y2="8.522cm">
                  <text:p/>
                </draw:line>
                <draw:line draw:style-name="gr8" draw:text-style-name="P1" draw:layer="layout" svg:x1="17.627cm" svg:y1="4.25cm" svg:x2="17.627cm" svg:y2="8.522cm">
                  <text:p/>
                </draw:line>
                <draw:custom-shape draw:style-name="gr9" draw:text-style-name="P3" draw:layer="layout" svg:width="0.925cm" svg:height="0.79cm" svg:x="7.557cm" svg:y="8.61cm">
                  <text:p text:style-name="P2"><text:span text:style-name="T1">u</text:span><text:span text:style-name="T2">(1)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3" draw:layer="layout" svg:width="0.86cm" svg:height="0.812cm" svg:x="9.552cm" svg:y="8.622cm">
                  <text:p text:style-name="P2"><text:span text:style-name="T1">u</text:span><text:span text:style-name="T2">(2)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" draw:text-style-name="P3" draw:layer="layout" svg:width="0.987cm" svg:height="0.888cm" svg:x="15.015cm" svg:y="8.589cm">
                  <text:p text:style-name="P2"><text:span text:style-name="T1">u</text:span><text:span text:style-name="T2">(K-2)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2" draw:text-style-name="P3" draw:layer="layout" svg:width="1.012cm" svg:height="0.959cm" svg:x="17.209cm" svg:y="8.565cm">
                  <text:p text:style-name="P2"><text:span text:style-name="T1">u</text:span><text:span text:style-name="T2">(K-1)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3" draw:text-style-name="P1" draw:layer="layout" svg:x1="6.483cm" svg:y1="9.031cm" svg:x2="7.567cm" svg:y2="9.031cm">
                  <text:p/>
                </draw:line>
                <draw:line draw:style-name="gr13" draw:text-style-name="P1" draw:layer="layout" svg:x1="8.508cm" svg:y1="9.028cm" svg:x2="9.556cm" svg:y2="9.027cm">
                  <text:p/>
                </draw:line>
                <draw:line draw:style-name="gr13" draw:text-style-name="P1" draw:layer="layout" svg:x1="16.013cm" svg:y1="8.977cm" svg:x2="17.225cm" svg:y2="8.964cm">
                  <text:p/>
                </draw:line>
                <draw:frame draw:style-name="gr14" draw:text-style-name="P6" draw:layer="layout" svg:width="1.352cm" svg:height="0.619cm" svg:x="7.416cm" svg:y="5.177cm">
                  <draw:text-box>
                    <text:p><text:span text:style-name="T4">φ</text:span><text:span text:style-name="T5">(</text:span><text:span text:style-name="T6">u</text:span><text:span text:style-name="T7">(1)</text:span><text:span text:style-name="T6">)</text:span></text:p>
                  </draw:text-box>
                </draw:frame>
                <draw:frame draw:style-name="gr14" draw:text-style-name="P6" draw:layer="layout" svg:width="1.329cm" svg:height="0.619cm" svg:x="9.447cm" svg:y="6.13cm">
                  <draw:text-box>
                    <text:p><text:span text:style-name="T4">φ</text:span><text:span text:style-name="T5">(</text:span><text:span text:style-name="T6">u</text:span><text:span text:style-name="T7">(2)</text:span><text:span text:style-name="T6">)</text:span></text:p>
                  </draw:text-box>
                </draw:frame>
                <draw:frame draw:style-name="gr14" draw:text-style-name="P6" draw:layer="layout" svg:width="1.355cm" svg:height="0.619cm" svg:x="5.344cm" svg:y="6.135cm">
                  <draw:text-box>
                    <text:p><text:span text:style-name="T4">φ</text:span><text:span text:style-name="T5">(</text:span><text:span text:style-name="T6">u</text:span><text:span text:style-name="T7">(0)</text:span><text:span text:style-name="T6">)</text:span></text:p>
                  </draw:text-box>
                </draw:frame>
                <draw:frame draw:style-name="gr15" draw:text-style-name="P6" draw:layer="layout" svg:width="1.517cm" svg:height="0.671cm" svg:x="14.997cm" svg:y="4.09cm">
                  <draw:text-box>
                    <text:p><text:span text:style-name="T4">φ</text:span><text:span text:style-name="T5">(</text:span><text:span text:style-name="T6">u</text:span><text:span text:style-name="T7">(K-2)</text:span><text:span text:style-name="T6">)</text:span></text:p>
                  </draw:text-box>
                </draw:frame>
                <draw:frame draw:style-name="gr14" draw:text-style-name="P6" draw:layer="layout" svg:width="1.591cm" svg:height="0.619cm" svg:x="16.896cm" svg:y="3.167cm">
                  <draw:text-box>
                    <text:p><text:span text:style-name="T4">φ</text:span><text:span text:style-name="T5">(</text:span><text:span text:style-name="T6">u</text:span><text:span text:style-name="T7">(K-1)</text:span><text:span text:style-name="T6">)</text:span></text:p>
                  </draw:text-box>
                </draw:frame>
              </draw:g>
            </draw:g>
          </draw:g>
        </draw:g>
      </draw:page>
      <draw:page draw:name="page2" draw:style-name="dp1" draw:master-page-name="Обычный">
        <draw:g>
          <draw:frame draw:style-name="gr16" draw:text-style-name="P7" draw:layer="layout" svg:width="1.244cm" svg:height="0.646cm" svg:x="4.853cm" svg:y="15.252cm">
            <draw:text-box>
              <text:p><text:span text:style-name="T8">i = 0</text:span></text:p>
            </draw:text-box>
          </draw:frame>
          <draw:frame draw:style-name="gr16" draw:text-style-name="P7" draw:layer="layout" svg:width="1.244cm" svg:height="0.646cm" svg:x="8.317cm" svg:y="15.345cm">
            <draw:text-box>
              <text:p><text:span text:style-name="T8">i = 1</text:span></text:p>
            </draw:text-box>
          </draw:frame>
          <draw:frame draw:style-name="gr16" draw:text-style-name="P7" draw:layer="layout" svg:width="1.833cm" svg:height="0.646cm" svg:x="15.493cm" svg:y="16.434cm">
            <draw:text-box>
              <text:p><text:span text:style-name="T8">i = K-2</text:span></text:p>
            </draw:text-box>
          </draw:frame>
          <draw:g>
            <draw:g>
              <draw:g>
                <draw:line draw:style-name="gr1" draw:text-style-name="P1" draw:layer="layout" svg:x1="11.234cm" svg:y1="9.012cm" svg:x2="13.754cm" svg:y2="9.01cm">
                  <text:p/>
                </draw:line>
                <draw:custom-shape draw:style-name="gr2" draw:text-style-name="P8" draw:layer="layout" svg:width="0.875cm" svg:height="0.785cm" svg:x="4.163cm" svg:y="8.619cm">
                  <text:p text:style-name="P2"><text:span text:style-name="T9">0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8" draw:layer="layout" svg:width="0.925cm" svg:height="0.79cm" svg:x="7.049cm" svg:y="8.614cm">
                  <text:p text:style-name="P2"><text:span text:style-name="T9">1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8" draw:layer="layout" svg:width="0.86cm" svg:height="0.812cm" svg:x="10.066cm" svg:y="8.575cm">
                  <text:p text:style-name="P2"><text:span text:style-name="T9">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1" draw:text-style-name="P9" draw:layer="layout" svg:width="0.987cm" svg:height="0.888cm" svg:x="13.684cm" svg:y="8.546cm">
                  <text:p text:style-name="P2"><text:span text:style-name="T9">K-2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2" draw:text-style-name="P9" draw:layer="layout" svg:width="1.012cm" svg:height="0.959cm" svg:x="16.681cm" svg:y="8.514cm">
                  <text:p text:style-name="P2"><text:span text:style-name="T9">K-1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3" draw:text-style-name="P1" draw:layer="layout" svg:x1="5.049cm" svg:y1="8.984cm" svg:x2="7.034cm" svg:y2="8.963cm">
                  <text:p/>
                </draw:line>
                <draw:line draw:style-name="gr13" draw:text-style-name="P1" draw:layer="layout" svg:x1="7.943cm" svg:y1="9.012cm" svg:x2="10.074cm" svg:y2="8.997cm">
                  <text:p/>
                </draw:line>
                <draw:line draw:style-name="gr13" draw:text-style-name="P1" draw:layer="layout" svg:x1="14.699cm" svg:y1="9.002cm" svg:x2="16.664cm" svg:y2="8.985cm">
                  <text:p/>
                </draw:line>
                <draw:frame draw:style-name="gr17" draw:text-style-name="P10" draw:layer="layout" svg:width="2.144cm" svg:height="0.775cm" svg:x="4.655cm" svg:y="9.606cm">
                  <draw:text-box>
                    <text:p><text:span text:style-name="T8">N* узлов</text:span></text:p>
                  </draw:text-box>
                </draw:frame>
                <draw:custom-shape draw:style-name="gr18" draw:text-style-name="P2" draw:layer="layout" svg:width="0.314cm" svg:height="0.331cm" svg:x="8.061cm" svg:y="8.848cm">
                  <text:p/>
                  <draw:enhanced-geometry svg:viewBox="0 0 780 907" draw:type="non-primitive" draw:enhanced-path="M 390 0 L 492 276 780 228 594 457 780 679 492 631 390 907 288 631 0 679 186 457 0 228 288 276 390 0 Z N"/>
                </draw:custom-shape>
                <draw:custom-shape draw:style-name="gr18" draw:text-style-name="P2" draw:layer="layout" svg:width="0.314cm" svg:height="0.331cm" svg:x="5.149cm" svg:y="8.798cm">
                  <text:p/>
                  <draw:enhanced-geometry svg:viewBox="0 0 780 907" draw:type="non-primitive" draw:enhanced-path="M 390 0 L 492 276 780 228 594 457 780 679 492 631 390 907 288 631 0 679 186 457 0 228 288 276 390 0 Z N"/>
                </draw:custom-shape>
                <draw:custom-shape draw:style-name="gr18" draw:text-style-name="P2" draw:layer="layout" svg:width="0.314cm" svg:height="0.331cm" svg:x="6.423cm" svg:y="8.78cm">
                  <text:p/>
                  <draw:enhanced-geometry svg:viewBox="0 0 780 907" draw:type="non-primitive" draw:enhanced-path="M 390 0 L 492 276 780 228 594 457 780 679 492 631 390 907 288 631 0 679 186 457 0 228 288 276 390 0 Z N"/>
                </draw:custom-shape>
                <draw:custom-shape draw:style-name="gr18" draw:text-style-name="P2" draw:layer="layout" svg:width="0.314cm" svg:height="0.331cm" svg:x="5.761cm" svg:y="8.781cm">
                  <text:p/>
                  <draw:enhanced-geometry svg:viewBox="0 0 780 907" draw:type="non-primitive" draw:enhanced-path="M 390 0 L 492 276 780 228 594 457 780 679 492 631 390 907 288 631 0 679 186 457 0 228 288 276 390 0 Z N"/>
                </draw:custom-shape>
                <draw:custom-shape draw:style-name="gr19" draw:text-style-name="P11" draw:layer="layout" svg:width="1.952cm" svg:height="0.727cm" svg:x="5.049cm" svg:y="8.59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8" draw:text-style-name="P2" draw:layer="layout" svg:width="0.314cm" svg:height="0.331cm" svg:x="9.49cm" svg:y="8.816cm">
                  <text:p/>
                  <draw:enhanced-geometry svg:viewBox="0 0 780 907" draw:type="non-primitive" draw:enhanced-path="M 390 0 L 492 276 780 228 594 457 780 679 492 631 390 907 288 631 0 679 186 457 0 228 288 276 390 0 Z N"/>
                </draw:custom-shape>
                <draw:custom-shape draw:style-name="gr18" draw:text-style-name="P2" draw:layer="layout" svg:width="0.314cm" svg:height="0.331cm" svg:x="8.824cm" svg:y="8.837cm">
                  <text:p/>
                  <draw:enhanced-geometry svg:viewBox="0 0 780 907" draw:type="non-primitive" draw:enhanced-path="M 390 0 L 492 276 780 228 594 457 780 679 492 631 390 907 288 631 0 679 186 457 0 228 288 276 390 0 Z N"/>
                </draw:custom-shape>
                <draw:custom-shape draw:style-name="gr19" draw:text-style-name="P11" draw:layer="layout" svg:width="1.952cm" svg:height="0.727cm" svg:x="5.05cm" svg:y="8.59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9" draw:text-style-name="P11" draw:layer="layout" svg:width="1.952cm" svg:height="0.727cm" svg:x="7.972cm" svg:y="8.6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20" draw:text-style-name="P10" draw:layer="layout" svg:width="1.857cm" svg:height="0.655cm" svg:x="7.977cm" svg:y="8.062cm">
                  <draw:text-box>
                    <text:p><text:span text:style-name="T8">N узлов</text:span></text:p>
                  </draw:text-box>
                </draw:frame>
                <draw:custom-shape draw:style-name="gr18" draw:text-style-name="P2" draw:layer="layout" svg:width="0.314cm" svg:height="0.331cm" svg:x="14.833cm" svg:y="8.837cm">
                  <text:p/>
                  <draw:enhanced-geometry svg:viewBox="0 0 780 907" draw:type="non-primitive" draw:enhanced-path="M 390 0 L 492 276 780 228 594 457 780 679 492 631 390 907 288 631 0 679 186 457 0 228 288 276 390 0 Z N"/>
                </draw:custom-shape>
                <draw:custom-shape draw:style-name="gr18" draw:text-style-name="P2" draw:layer="layout" svg:width="0.314cm" svg:height="0.331cm" svg:x="16.098cm" svg:y="8.807cm">
                  <text:p/>
                  <draw:enhanced-geometry svg:viewBox="0 0 780 907" draw:type="non-primitive" draw:enhanced-path="M 390 0 L 492 276 780 228 594 457 780 679 492 631 390 907 288 631 0 679 186 457 0 228 288 276 390 0 Z N"/>
                </draw:custom-shape>
                <draw:custom-shape draw:style-name="gr18" draw:text-style-name="P2" draw:layer="layout" svg:width="0.314cm" svg:height="0.331cm" svg:x="15.484cm" svg:y="8.826cm">
                  <text:p/>
                  <draw:enhanced-geometry svg:viewBox="0 0 780 907" draw:type="non-primitive" draw:enhanced-path="M 390 0 L 492 276 780 228 594 457 780 679 492 631 390 907 288 631 0 679 186 457 0 228 288 276 390 0 Z N"/>
                </draw:custom-shape>
                <draw:custom-shape draw:style-name="gr21" draw:text-style-name="P11" draw:layer="layout" svg:width="1.896cm" svg:height="0.727cm" svg:x="14.726cm" svg:y="8.61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22" draw:text-style-name="P10" draw:layer="layout" svg:width="1.857cm" svg:height="0.645cm" svg:x="14.734cm" svg:y="8.035cm">
                  <draw:text-box>
                    <text:p><text:span text:style-name="T8">N узлов</text:span></text:p>
                  </draw:text-box>
                </draw:frame>
                <draw:frame draw:style-name="gr22" draw:text-style-name="P10" draw:layer="layout" svg:width="1.857cm" svg:height="0.645cm" svg:x="10.073cm" svg:y="7.156cm">
                  <draw:text-box>
                    <text:p><text:span text:style-name="T8">K узлов</text:span></text:p>
                  </draw:text-box>
                </draw:frame>
                <draw:frame draw:style-name="gr22" draw:text-style-name="P10" draw:layer="layout" svg:width="1.857cm" svg:height="0.645cm" svg:x="5.105cm" svg:y="8.041cm">
                  <draw:text-box>
                    <text:p><text:span text:style-name="T8">N узлов</text:span></text:p>
                  </draw:text-box>
                </draw:frame>
                <draw:custom-shape draw:style-name="gr23" draw:text-style-name="P1" draw:layer="layout" svg:width="0.431cm" svg:height="13.513cm" draw:transform="rotate (-1.5707963267949) translate (17.684cm 7.771cm)">
                  <text:p/>
  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17" draw:text-style-name="P10" draw:layer="layout" svg:width="2.144cm" svg:height="0.775cm" svg:x="7.698cm" svg:y="9.643cm">
                  <draw:text-box>
                    <text:p><text:span text:style-name="T8">N* узлов</text:span></text:p>
                  </draw:text-box>
                </draw:frame>
                <draw:frame draw:style-name="gr17" draw:text-style-name="P10" draw:layer="layout" svg:width="2.144cm" svg:height="0.775cm" svg:x="14.459cm" svg:y="9.641cm">
                  <draw:text-box>
                    <text:p><text:span text:style-name="T8">N* узлов</text:span></text:p>
                  </draw:text-box>
                </draw:frame>
                <draw:custom-shape draw:style-name="gr24" draw:text-style-name="P1" draw:layer="layout" svg:width="0.617cm" svg:height="2.844cm" draw:transform="rotate (1.5707963267949) translate (4.193cm 9.777cm)">
                  <text:p/>
                  <draw:enhanced-geometry svg:viewBox="0 0 21600 21600" draw:glue-points="21600 0 0 10800 21600 21600" draw:text-areas="13800 ?f9 21600 ?f10" draw:type="left-brace" draw:modifiers="2141.57782515991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25" draw:text-style-name="P1" draw:layer="layout" svg:width="0.611cm" svg:height="3.062cm" draw:transform="rotate (1.5707963267949) translate (7.048cm 9.792cm)">
                  <text:p/>
                  <draw:enhanced-geometry svg:viewBox="0 0 21600 21600" draw:glue-points="21600 0 0 10800 21600 21600" draw:text-areas="13800 ?f9 21600 ?f10" draw:type="left-brace" draw:modifiers="2141.57782515991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26" draw:text-style-name="P1" draw:layer="layout" svg:width="0.548cm" svg:height="3.002cm" draw:transform="rotate (1.5707963267949) translate (13.726cm 9.818cm)">
                  <text:p/>
                  <draw:enhanced-geometry svg:viewBox="0 0 21600 21600" draw:glue-points="21600 0 0 10800 21600 21600" draw:text-areas="13800 ?f9 21600 ?f10" draw:type="left-brace" draw:modifiers="2141.57782515991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27" draw:text-style-name="P1" draw:layer="layout" svg:width="0.548cm" svg:height="2.793cm" draw:transform="rotate (1.5707963267949) translate (10.116cm 9.735cm)">
                  <text:p/>
                  <draw:enhanced-geometry svg:viewBox="0 0 21600 21600" draw:glue-points="21600 0 0 10800 21600 21600" draw:text-areas="13800 ?f9 21600 ?f10" draw:type="left-brace" draw:modifiers="2141.57782515991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17" draw:text-style-name="P10" draw:layer="layout" svg:width="2.144cm" svg:height="0.775cm" svg:x="10.655cm" svg:y="9.605cm">
                  <draw:text-box>
                    <text:p><text:span text:style-name="T8">N* узлов</text:span></text:p>
                  </draw:text-box>
                </draw:fram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nux Libertine" svg:font-family="'Linux Libertine'" style:font-family-generic="roman" style:font-pitch="variable"/>
    <style:font-face style:name="AR PL SungtiL GB" svg:font-family="'AR PL SungtiL GB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nux Libertine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Сергеева Е.И.</meta:initial-creator>
    <meta:creation-date>2012-05-14T18:19:38</meta:creation-date>
    <dc:date>2021-04-23T20:07:43.627964775</dc:date>
    <meta:editing-duration>P2DT19H53M16S</meta:editing-duration>
    <meta:editing-cycles>16</meta:editing-cycles>
    <meta:generator>LibreOffice/6.0.7.3$Linux_X86_64 LibreOffice_project/00m0$Build-3</meta:generator>
    <meta:document-statistic meta:object-count="74"/>
  </office:meta>
</office:document-meta>
</file>